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5T10:14:19.25">
            <text:p>2020/1/5 10:1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">
            <text:p>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5T10:14:19.36">
            <text:p>2020/1/5 10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9">
            <text:p>99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2">
            <text:p>2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2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2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2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 table:number-rows-repeated="10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5T10:14:17.4">
            <text:p>2020/1/5 10:1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9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9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9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9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9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0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72.647cm" draw:caption-point-x="-1.353cm" draw:caption-point-y="2.50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25];6;2)" office:value-type="string" office:string-value="09">
            <text:p>09</text:p>
          </table:table-cell>
          <table:table-cell table:formula="of:=MID([.F12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25];[.I125];&quot;-&quot;;LEFT([.G1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5T10:14:19.66">
            <text:p>2020/1/5 10:1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48cm" draw:caption-point-x="-1.353cm" draw:caption-point-y="2.30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7">
            <text:p>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5T10:14:19.76">
            <text:p>2020/1/5 10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5T10:14:19.96">
            <text:p>2020/1/5 10:1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087cm" draw:caption-point-x="-1.353cm" draw:caption-point-y="2.50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2)">
            <text:p>sn(6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5T10:14:20.08">
            <text:p>2020/1/5 10:1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48cm" draw:caption-point-x="-1.353cm" draw:caption-point-y="2.30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80" table:on-update-keep-styles="true" table:on-update-keep-size="false"/>
        <table:database-range table:name="range_genre__kb" table:target-range-address="kb.G2:kb.G70"/>
        <table:database-range table:name="range_sn" table:target-range-address="gt.A2:gt.A8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2020/01/05</text:date>, <text:time>10:14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5T10:14:18.90</dc:date>
    <dc:creator>iwabuchi ken</dc:creator>
    <meta:editing-duration>P5DT23H15M31S</meta:editing-duration>
    <meta:editing-cycles>544</meta:editing-cycles>
    <meta:generator>OpenOffice/4.1.3$Win32 OpenOffice.org_project/413m1$Build-9783</meta:generator>
    <meta:document-statistic meta:table-count="7" meta:cell-count="2792" meta:object-count="0"/>
    <meta:user-defined meta:name="sheets-banding"/>
    <meta:user-defined meta:name="sheets-original-selection"/>
  </office:meta>
</office:document-meta>
</file>